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0.7854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3.0228in"/>
    </style:style>
    <style:style style:name="co10" style:family="table-column">
      <style:table-column-properties fo:break-before="auto" style:column-width="2.4654in"/>
    </style:style>
    <style:style style:name="co11" style:family="table-column">
      <style:table-column-properties fo:break-before="auto" style:column-width="2.2008in"/>
    </style:style>
    <style:style style:name="co12" style:family="table-column">
      <style:table-column-properties fo:break-before="auto" style:column-width="1.5791in"/>
    </style:style>
    <style:style style:name="co13" style:family="table-column">
      <style:table-column-properties fo:break-before="auto" style:column-width="0.6138in"/>
    </style:style>
    <style:style style:name="co14" style:family="table-column">
      <style:table-column-properties fo:break-before="auto" style:column-width="0.389in"/>
    </style:style>
    <style:style style:name="co15" style:family="table-column">
      <style:table-column-properties fo:break-before="auto" style:column-width="1.0862in"/>
    </style:style>
    <style:style style:name="co16" style:family="table-column">
      <style:table-column-properties fo:break-before="auto" style:column-width="0.6783in"/>
    </style:style>
    <style:style style:name="co17" style:family="table-column">
      <style:table-column-properties fo:break-before="auto" style:column-width="1.3508in"/>
    </style:style>
    <style:style style:name="co18" style:family="table-column">
      <style:table-column-properties fo:break-before="auto" style:column-width="2.1256in"/>
    </style:style>
    <style:style style:name="co19" style:family="table-column">
      <style:table-column-properties fo:break-before="auto" style:column-width="4.0453in"/>
    </style:style>
    <style:style style:name="co20" style:family="table-column">
      <style:table-column-properties fo:break-before="auto" style:column-width="7.3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1.0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ysozyme_4LZT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3" table:number-columns-repeated="16367" table:default-cell-style-name="ce2"/>
        <table:table-row table:style-name="ro1"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pH</text:p>
          </table:table-cell>
          <table:table-cell table:style-name="ce1" office:value-type="string" calcext:value-type="string">
            <text:p>c_salt [mM]</text:p>
          </table:table-cell>
          <table:table-cell table:style-name="ce1" office:value-type="string" calcext:value-type="string">
            <text:p>Salt</text:p>
          </table:table-cell>
          <table:table-cell table:style-name="ce1" office:value-type="string" calcext:value-type="string">
            <text:p>B2 [m3]</text:p>
          </table:table-cell>
          <table:table-cell table:style-name="ce1" office:value-type="string" calcext:value-type="string">
            <text:p>b2/bHS</text:p>
          </table:table-cell>
          <table:table-cell table:style-name="ce1" office:value-type="string" calcext:value-type="string">
            <text:p>b2 SD</text:p>
          </table:table-cell>
          <table:table-cell table:style-name="ce1" office:value-type="string" calcext:value-type="string">
            <text:p>Buffer</text:p>
          </table:table-cell>
          <table:table-cell table:style-name="ce1" office:value-type="string" calcext:value-type="string">
            <text:p>Cb [mM]</text:p>
          </table:table-cell>
          <table:table-cell table:style-name="ce1" office:value-type="string" calcext:value-type="string">
            <text:p>Additives</text:p>
          </table:table-cell>
          <table:table-cell table:style-name="ce1" office:value-type="string" calcext:value-type="string">
            <text:p>SAXS data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Model</text:p>
          </table:table-cell>
          <table:table-cell table:style-name="ce27" office:value-type="string" calcext:value-type="string">
            <text:p>T=0C</text:p>
          </table:table-cell>
          <table:table-cell table:style-name="ce27" office:value-type="string" calcext:value-type="string">
            <text:p>HS at 3.4 nm</text:p>
          </table:table-cell>
          <table:table-cell table:style-name="ce1" table:number-columns-repeated="16367"/>
        </table:table-row>
        <table:table-row table:style-name="ro1">
          <table:table-cell table:formula="of:=[.$O$2]+15.15" office:value-type="float" office:value="288.3" calcext:value-type="float">
            <text:p>288.3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2.0172" calcext:value-type="float">
            <text:p>-2.0172</text:p>
          </table:table-cell>
          <table:table-cell/>
          <table:table-cell table:style-name="ce14" office:value-type="string" calcext:value-type="string" table:number-columns-spanned="1" table:number-rows-spanned="28">
            <text:p>NaAc 50 mM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</text:p>
          </table:table-cell>
          <table:table-cell table:style-name="ce22" office:value-type="string" calcext:value-type="string" table:number-columns-spanned="1" table:number-rows-spanned="28">
            <text:p><text:a xlink:href="https://doi.org/10.1063/1.3673442" xlink:type="simple">https://doi.org/10.1063/1.3673442</text:a> </text:p>
          </table:table-cell>
          <table:table-cell table:style-name="ce20" office:value-type="string" calcext:value-type="string" table:number-columns-spanned="1" table:number-rows-spanned="28">
            <text:p>SLS, Dielectric constant analysis, DLVO, normalized bHS= 2pi(z+d)**3/3, z = 3.4 nm, 90 o, q = 0.018nm-1</text:p>
          </table:table-cell>
          <table:table-cell table:style-name="ce26" office:value-type="string" calcext:value-type="string" table:number-columns-spanned="1" table:number-rows-spanned="101">
            <text:p><text:a xlink:href="https://doi.org/10.1063/1.4919127" xlink:type="simple">https://doi.org/10.1063/1.4919127</text:a></text:p>
          </table:table-cell>
          <table:table-cell table:style-name="ce5" office:value-type="float" office:value="273.15" calcext:value-type="float">
            <text:p>273.15</text:p>
          </table:table-cell>
          <table:table-cell table:style-name="ce5" table:formula="of:=2*PI()/3*(3.4*10^(-9))^3" office:value-type="float" office:value="8.23181051044622E-026" calcext:value-type="float">
            <text:p>8.23181051044622E-26</text:p>
          </table:table-cell>
          <table:table-cell table:number-columns-repeated="16367"/>
        </table:table-row>
        <table:table-row table:style-name="ro1">
          <table:table-cell table:formula="of:=[.$O$2]+20.12" office:value-type="float" office:value="293.27" calcext:value-type="float">
            <text:p>293.2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1.6103" calcext:value-type="float">
            <text:p>-1.6103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table:style-name="Default"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28.22" office:value-type="float" office:value="301.37" calcext:value-type="float">
            <text:p>301.3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1.0344" calcext:value-type="float">
            <text:p>-1.0344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table:style-name="Default"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37.14" office:value-type="float" office:value="310.29" calcext:value-type="float">
            <text:p>310.29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0.446" calcext:value-type="float">
            <text:p>-0.446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table:style-name="Default"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15.15" office:value-type="float" office:value="288.3" calcext:value-type="float">
            <text:p>288.3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1.122" calcext:value-type="float">
            <text:p>-1.122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20.12" office:value-type="float" office:value="293.27" calcext:value-type="float">
            <text:p>293.2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0.8153" calcext:value-type="float">
            <text:p>-0.8153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28.22" office:value-type="float" office:value="301.37" calcext:value-type="float">
            <text:p>301.3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0.3646" calcext:value-type="float">
            <text:p>-0.3646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37.14" office:value-type="float" office:value="310.29" calcext:value-type="float">
            <text:p>310.29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0.0485" calcext:value-type="float">
            <text:p>0.0485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15.15" office:value-type="float" office:value="288.3" calcext:value-type="float">
            <text:p>288.3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0.2801" calcext:value-type="float">
            <text:p>0.2801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20.12" office:value-type="float" office:value="293.27" calcext:value-type="float">
            <text:p>293.2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0.5055" calcext:value-type="float">
            <text:p>0.5055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28.22" office:value-type="float" office:value="301.37" calcext:value-type="float">
            <text:p>301.3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0.7997" calcext:value-type="float">
            <text:p>0.7997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37.14" office:value-type="float" office:value="310.29" calcext:value-type="float">
            <text:p>310.29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0.8811" calcext:value-type="float">
            <text:p>0.8811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15.15" office:value-type="float" office:value="288.3" calcext:value-type="float">
            <text:p>288.3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1.2138" calcext:value-type="float">
            <text:p>-1.2138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5% DMSO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20.12" office:value-type="float" office:value="293.27" calcext:value-type="float">
            <text:p>293.2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0.9245" calcext:value-type="float">
            <text:p>-0.9245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5% DMSO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28.22" office:value-type="float" office:value="301.37" calcext:value-type="float">
            <text:p>301.3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0.3585" calcext:value-type="float">
            <text:p>-0.3585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5% DMSO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37.14" office:value-type="float" office:value="310.29" calcext:value-type="float">
            <text:p>310.29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0.0126" calcext:value-type="float">
            <text:p>-0.0126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5% DMSO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15.15" office:value-type="float" office:value="288.3" calcext:value-type="float">
            <text:p>288.3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2.4992" calcext:value-type="float">
            <text:p>-2.4992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20.12" office:value-type="float" office:value="293.27" calcext:value-type="float">
            <text:p>293.27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2.0798" calcext:value-type="float">
            <text:p>-2.0798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28.22" office:value-type="float" office:value="301.37" calcext:value-type="float">
            <text:p>301.37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1.4976" calcext:value-type="float">
            <text:p>-1.4976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37.14" office:value-type="float" office:value="310.29" calcext:value-type="float">
            <text:p>310.29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0.8404" calcext:value-type="float">
            <text:p>-0.8404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15.15" office:value-type="float" office:value="288.3" calcext:value-type="float">
            <text:p>288.3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1.5289" calcext:value-type="float">
            <text:p>-1.5289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20.12" office:value-type="float" office:value="293.27" calcext:value-type="float">
            <text:p>293.27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1.2473" calcext:value-type="float">
            <text:p>-1.2473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28.22" office:value-type="float" office:value="301.37" calcext:value-type="float">
            <text:p>301.37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0.7402" calcext:value-type="float">
            <text:p>-0.7402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37.14" office:value-type="float" office:value="310.29" calcext:value-type="float">
            <text:p>310.29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0.2394" calcext:value-type="float">
            <text:p>-0.2394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15.15" office:value-type="float" office:value="288.3" calcext:value-type="float">
            <text:p>288.3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0.5336" calcext:value-type="float">
            <text:p>-0.5336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20.12" office:value-type="float" office:value="293.27" calcext:value-type="float">
            <text:p>293.27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0.1706" calcext:value-type="float">
            <text:p>-0.1706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28.22" office:value-type="float" office:value="301.37" calcext:value-type="float">
            <text:p>301.37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0.1424" calcext:value-type="float">
            <text:p>0.1424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37.14" office:value-type="float" office:value="310.29" calcext:value-type="float">
            <text:p>310.29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0.4804" calcext:value-type="float">
            <text:p>0.4804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-5" office:value-type="float" office:value="268.15" calcext:value-type="float">
            <text:p>268.15</text:p>
          </table:table-cell>
          <table:table-cell office:value-type="float" office:value="7.8" calcext:value-type="float">
            <text:p>7.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2.7399" calcext:value-type="float">
            <text:p>-2.7399</text:p>
          </table:table-cell>
          <table:table-cell table:formula="of:=-[.F30]-2.4687" office:value-type="float" office:value="0.2712" calcext:value-type="float">
            <text:p>0.2712</text:p>
          </table:table-cell>
          <table:table-cell table:style-name="ce14" office:value-type="string" calcext:value-type="string" table:number-columns-spanned="1" table:number-rows-spanned="20">
            <text:p>HEPES<text:span text:style-name="T1"> </text:span><text:span text:style-name="T2">20 mM</text:span>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table-cell table:style-name="ce11" office:value-type="string" calcext:value-type="string" table:number-columns-spanned="1" table:number-rows-spanned="20">
            <text:p/>
            <text:p>    https://doi.org/10.1039/C0SM01175D </text:p>
          </table:table-cell>
          <table:table-cell table:style-name="ce20" office:value-type="string" calcext:value-type="string" table:number-columns-spanned="1" table:number-rows-spanned="20">
            <text:p>SLS, ELCS , normalized bHS= 2pi(z)**3/3, z = (3.4 nm) not mentioned, 90 o, q = 0.0222nm-1</text:p>
          </table:table-cell>
          <table:covered-table-cell/>
          <table:table-cell table:number-columns-repeated="16369"/>
        </table:table-row>
        <table:table-row table:style-name="ro1">
          <table:table-cell table:formula="of:=[.$O$2]+0" office:value-type="float" office:value="273.15" calcext:value-type="float">
            <text:p>273.15</text:p>
          </table:table-cell>
          <table:table-cell office:value-type="float" office:value="7.8" calcext:value-type="float">
            <text:p>7.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2.0056" calcext:value-type="float">
            <text:p>-2.0056</text:p>
          </table:table-cell>
          <table:table-cell table:formula="of:=-[.F31]-1.8136" office:value-type="float" office:value="0.192" calcext:value-type="float">
            <text:p>0.192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10" office:value-type="float" office:value="283.15" calcext:value-type="float">
            <text:p>283.15</text:p>
          </table:table-cell>
          <table:table-cell office:value-type="float" office:value="7.8" calcext:value-type="float">
            <text:p>7.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1.5549" calcext:value-type="float">
            <text:p>-1.5549</text:p>
          </table:table-cell>
          <table:table-cell table:formula="of:=-[.F32]-1.3964" office:value-type="float" office:value="0.1585" calcext:value-type="float">
            <text:p>0.1585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20" office:value-type="float" office:value="293.15" calcext:value-type="float">
            <text:p>293.15</text:p>
          </table:table-cell>
          <table:table-cell office:value-type="float" office:value="7.8" calcext:value-type="float">
            <text:p>7.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0.9124" calcext:value-type="float">
            <text:p>-0.9124</text:p>
          </table:table-cell>
          <table:table-cell table:formula="of:=-[.F33]-0.8206" office:value-type="float" office:value="0.0918" calcext:value-type="float">
            <text:p>0.0918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30" office:value-type="float" office:value="303.15" calcext:value-type="float">
            <text:p>303.15</text:p>
          </table:table-cell>
          <table:table-cell office:value-type="float" office:value="7.8" calcext:value-type="float">
            <text:p>7.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0.8706" calcext:value-type="float">
            <text:p>-0.8706</text:p>
          </table:table-cell>
          <table:table-cell table:formula="of:=-[.F34]-0.783" office:value-type="float" office:value="0.0876" calcext:value-type="float">
            <text:p>0.0876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5" office:value-type="float" office:value="278.15" calcext:value-type="float">
            <text:p>278.15</text:p>
          </table:table-cell>
          <table:table-cell office:value-type="float" office:value="7.8" calcext:value-type="float">
            <text:p>7.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2.7733" calcext:value-type="float">
            <text:p>-2.7733</text:p>
          </table:table-cell>
          <table:table-cell table:formula="of:=-[.F35]-2.5104" office:value-type="float" office:value="0.2629" calcext:value-type="float">
            <text:p>0.2629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O$2]+10" office:value-type="float" office:value="283.15" calcext:value-type="float">
            <text:p>283.15</text:p>
          </table:table-cell>
          <table:table-cell office:value-type="float" office:value="7.8" calcext:value-type="float">
            <text:p>7.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2.3352" calcext:value-type="float">
            <text:p>-2.3352</text:p>
          </table:table-cell>
          <table:table-cell table:formula="of:=-[.F36]-2.1182" office:value-type="float" office:value="0.217" calcext:value-type="float">
            <text:p>0.217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O$2]+15" office:value-type="float" office:value="288.15" calcext:value-type="float">
            <text:p>288.15</text:p>
          </table:table-cell>
          <table:table-cell office:value-type="float" office:value="7.8" calcext:value-type="float">
            <text:p>7.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1.8512" calcext:value-type="float">
            <text:p>-1.8512</text:p>
          </table:table-cell>
          <table:table-cell table:formula="of:=-[.F37]-1.6801" office:value-type="float" office:value="0.1711" calcext:value-type="float">
            <text:p>0.1711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O$2]+20" office:value-type="float" office:value="293.15" calcext:value-type="float">
            <text:p>293.15</text:p>
          </table:table-cell>
          <table:table-cell office:value-type="float" office:value="7.8" calcext:value-type="float">
            <text:p>7.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1.6676" calcext:value-type="float">
            <text:p>-1.6676</text:p>
          </table:table-cell>
          <table:table-cell table:formula="of:=-[.F38]-1.5174" office:value-type="float" office:value="0.1502" calcext:value-type="float">
            <text:p>0.1502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O$2]+30" office:value-type="float" office:value="303.15" calcext:value-type="float">
            <text:p>303.15</text:p>
          </table:table-cell>
          <table:table-cell office:value-type="float" office:value="7.8" calcext:value-type="float">
            <text:p>7.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1.1877" calcext:value-type="float">
            <text:p>-1.1877</text:p>
          </table:table-cell>
          <table:table-cell table:formula="of:=-[.F39]-1.0876" office:value-type="float" office:value="0.1001" calcext:value-type="float">
            <text:p>0.1001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ce14"/>
          <table:covered-table-cell/>
          <table:table-cell table:number-columns-repeated="16369"/>
        </table:table-row>
        <table:table-row table:style-name="ro1">
          <table:table-cell table:formula="of:=[.$O$2]+5" office:value-type="float" office:value="278.15" calcext:value-type="float">
            <text:p>278.15</text:p>
          </table:table-cell>
          <table:table-cell office:value-type="float" office:value="7.8" calcext:value-type="float">
            <text:p>7.8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3.3616" calcext:value-type="float">
            <text:p>-3.3616</text:p>
          </table:table-cell>
          <table:table-cell table:formula="of:=-[.F40]-3.032" office:value-type="float" office:value="0.3296" calcext:value-type="float">
            <text:p>0.3296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10" office:value-type="float" office:value="283.15" calcext:value-type="float">
            <text:p>283.15</text:p>
          </table:table-cell>
          <table:table-cell office:value-type="float" office:value="7.8" calcext:value-type="float">
            <text:p>7.8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2.598" calcext:value-type="float">
            <text:p>-2.598</text:p>
          </table:table-cell>
          <table:table-cell table:formula="of:=[.F41]+2.8651" office:value-type="float" office:value="0.2671" calcext:value-type="float">
            <text:p>0.2671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15" office:value-type="float" office:value="288.15" calcext:value-type="float">
            <text:p>288.15</text:p>
          </table:table-cell>
          <table:table-cell office:value-type="float" office:value="7.8" calcext:value-type="float">
            <text:p>7.8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2.3185" calcext:value-type="float">
            <text:p>-2.3185</text:p>
          </table:table-cell>
          <table:table-cell table:formula="of:=-[.F42]-2.0932" office:value-type="float" office:value="0.2253" calcext:value-type="float">
            <text:p>0.2253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0" office:value-type="float" office:value="293.15" calcext:value-type="float">
            <text:p>293.15</text:p>
          </table:table-cell>
          <table:table-cell office:value-type="float" office:value="7.8" calcext:value-type="float">
            <text:p>7.8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1.9012" calcext:value-type="float">
            <text:p>-1.9012</text:p>
          </table:table-cell>
          <table:table-cell table:formula="of:=[.F43]+2.09735" office:value-type="float" office:value="0.19615" calcext:value-type="float">
            <text:p>0.19615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30" office:value-type="float" office:value="303.15" calcext:value-type="float">
            <text:p>303.15</text:p>
          </table:table-cell>
          <table:table-cell office:value-type="float" office:value="7.8" calcext:value-type="float">
            <text:p>7.8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1.6926" calcext:value-type="float">
            <text:p>-1.6926</text:p>
          </table:table-cell>
          <table:table-cell table:formula="of:=-[.F44]-1.5341" office:value-type="float" office:value="0.1585" calcext:value-type="float">
            <text:p>0.1585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5" office:value-type="float" office:value="278.15" calcext:value-type="float">
            <text:p>278.15</text:p>
          </table:table-cell>
          <table:table-cell office:value-type="float" office:value="7.8" calcext:value-type="float">
            <text:p>7.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3.6578" calcext:value-type="float">
            <text:p>-3.6578</text:p>
          </table:table-cell>
          <table:table-cell table:formula="of:=-[.F45]-4.0209" office:value-type="float" office:value="-0.3631" calcext:value-type="float">
            <text:p>-0.3631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10" office:value-type="float" office:value="283.15" calcext:value-type="float">
            <text:p>283.15</text:p>
          </table:table-cell>
          <table:table-cell office:value-type="float" office:value="7.8" calcext:value-type="float">
            <text:p>7.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3.0654" calcext:value-type="float">
            <text:p>-3.0654</text:p>
          </table:table-cell>
          <table:table-cell table:formula="of:=-[.F46]-2.7649" office:value-type="float" office:value="0.3005" calcext:value-type="float">
            <text:p>0.3005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15" office:value-type="float" office:value="288.15" calcext:value-type="float">
            <text:p>288.15</text:p>
          </table:table-cell>
          <table:table-cell office:value-type="float" office:value="7.8" calcext:value-type="float">
            <text:p>7.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2.6857" calcext:value-type="float">
            <text:p>-2.6857</text:p>
          </table:table-cell>
          <table:table-cell table:formula="of:=-[.F47]-2.4186" office:value-type="float" office:value="0.2671" calcext:value-type="float">
            <text:p>0.2671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0" office:value-type="float" office:value="293.15" calcext:value-type="float">
            <text:p>293.15</text:p>
          </table:table-cell>
          <table:table-cell office:value-type="float" office:value="7.8" calcext:value-type="float">
            <text:p>7.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2.1641" calcext:value-type="float">
            <text:p>-2.1641</text:p>
          </table:table-cell>
          <table:table-cell table:formula="of:=[.F48]+2.3727" office:value-type="float" office:value="0.2086" calcext:value-type="float">
            <text:p>0.2086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30" office:value-type="float" office:value="303.15" calcext:value-type="float">
            <text:p>303.15</text:p>
          </table:table-cell>
          <table:table-cell office:value-type="float" office:value="7.8" calcext:value-type="float">
            <text:p>7.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1.9179" calcext:value-type="float">
            <text:p>-1.9179</text:p>
          </table:table-cell>
          <table:table-cell table:formula="of:=[.F49]+2.0973" office:value-type="float" office:value="0.1794" calcext:value-type="float">
            <text:p>0.1794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7.8" calcext:value-type="float">
            <text:p>7.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1.6473" calcext:value-type="float">
            <text:p>-1.6473</text:p>
          </table:table-cell>
          <table:table-cell table:formula="of:=[.F50]+1.8415" office:value-type="float" office:value="0.1942" calcext:value-type="float">
            <text:p>0.1942</text:p>
          </table:table-cell>
          <table:table-cell table:style-name="ce14" office:value-type="string" calcext:value-type="string" table:number-columns-spanned="1" table:number-rows-spanned="5">
            <text:p>HEPES 20 mM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table-cell table:style-name="ce22" office:value-type="string" calcext:value-type="string" table:number-columns-spanned="1" table:number-rows-spanned="33">
            <text:p><text:a xlink:href="https://doi.org/10.1063/1.480328" xlink:type="simple">https://doi.org/10.1063/1.480328</text:a> </text:p>
          </table:table-cell>
          <table:table-cell table:style-name="ce20" office:value-type="string" calcext:value-type="string" table:number-columns-spanned="1" table:number-rows-spanned="33">
            <text:p>SLS, pair potential , normalized bHS= 2pi(z)**3/3, z = 3.4 nm, interesting matching of B2 with moving T at I constant (<text:a xlink:href="https://doi.org/10.1103/PhysRevE.53.6325" xlink:type="simple">https://doi.org/10.1103/PhysRevE.53.6325</text:a>)</text:p>
          </table:table-cell>
          <table:covered-table-cell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7.8" calcext:value-type="float">
            <text:p>7.8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2.2232" calcext:value-type="float">
            <text:p>-2.2232</text:p>
          </table:table-cell>
          <table:table-cell table:formula="of:=-[.F51]-2.0022" office:value-type="float" office:value="0.221" calcext:value-type="float">
            <text:p>0.221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7.8" calcext:value-type="float">
            <text:p>7.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2.6116" calcext:value-type="float">
            <text:p>-2.6116</text:p>
          </table:table-cell>
          <table:table-cell table:formula="of:=-[.F52]-2.404" office:value-type="float" office:value="0.2076" calcext:value-type="float">
            <text:p>0.2076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7.8" calcext:value-type="float">
            <text:p>7.8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2.9464" calcext:value-type="float">
            <text:p>-2.9464</text:p>
          </table:table-cell>
          <table:table-cell table:formula="of:=-[.F53]-2.7321" office:value-type="float" office:value="0.2143" calcext:value-type="float">
            <text:p>0.2143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7.8" calcext:value-type="float">
            <text:p>7.8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2.8862" calcext:value-type="float">
            <text:p>-2.8862</text:p>
          </table:table-cell>
          <table:table-cell table:formula="of:=-[.F54]-2.6718" office:value-type="float" office:value="0.2144" calcext:value-type="float">
            <text:p>0.2144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2.5714" calcext:value-type="float">
            <text:p>2.5714</text:p>
          </table:table-cell>
          <table:table-cell table:formula="of:=-[.F55]+2.75" office:value-type="float" office:value="0.1786" calcext:value-type="float">
            <text:p>0.1786</text:p>
          </table:table-cell>
          <table:table-cell table:style-name="ce14" office:value-type="string" calcext:value-type="string" table:number-columns-spanned="1" table:number-rows-spanned="22">
            <text:p>NaAc 50 mM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1.3571" calcext:value-type="float">
            <text:p>1.3571</text:p>
          </table:table-cell>
          <table:table-cell table:formula="of:=-[.F56]+1.5714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0.7678" calcext:value-type="float">
            <text:p>0.7678</text:p>
          </table:table-cell>
          <table:table-cell table:style-name="ce5" table:formula="of:=-[.F57]+0.9821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8]+0.2143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0.3393" calcext:value-type="float">
            <text:p>-0.3393</text:p>
          </table:table-cell>
          <table:table-cell table:formula="of:=-[.F59]-0.1607" office:value-type="float" office:value="0.1786" calcext:value-type="float">
            <text:p>0.1786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ce14"/>
          <table:covered-table-cell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0.5357" calcext:value-type="float">
            <text:p>-0.5357</text:p>
          </table:table-cell>
          <table:table-cell table:formula="of:=-[.F60]-0.3214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0.8036" calcext:value-type="float">
            <text:p>-0.8036</text:p>
          </table:table-cell>
          <table:table-cell table:formula="of:=-[.F61]-0.6071" office:value-type="float" office:value="0.1965" calcext:value-type="float">
            <text:p>0.1965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1.0357" calcext:value-type="float">
            <text:p>-1.0357</text:p>
          </table:table-cell>
          <table:table-cell table:formula="of:=-[.F62]-0.8393" office:value-type="float" office:value="0.1964" calcext:value-type="float">
            <text:p>0.1964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1.4464" calcext:value-type="float">
            <text:p>-1.4464</text:p>
          </table:table-cell>
          <table:table-cell table:formula="of:=-[.F63]-1.2321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2.0892" calcext:value-type="float">
            <text:p>-2.0892</text:p>
          </table:table-cell>
          <table:table-cell table:formula="of:=-[.F64]-1.8571" office:value-type="float" office:value="0.2321" calcext:value-type="float">
            <text:p>0.2321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2.7321" calcext:value-type="float">
            <text:p>-2.7321</text:p>
          </table:table-cell>
          <table:table-cell table:formula="of:=-[.F65]-2.5357" office:value-type="float" office:value="0.1964" calcext:value-type="float">
            <text:p>0.1964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(NH4)2SO4</text:p>
          </table:table-cell>
          <table:table-cell/>
          <table:table-cell office:value-type="float" office:value="1.1964" calcext:value-type="float">
            <text:p>1.1964</text:p>
          </table:table-cell>
          <table:table-cell table:formula="of:=-[.F66]+1.5178" office:value-type="float" office:value="0.3214" calcext:value-type="float">
            <text:p>0.3214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(NH4)2SO4</text:p>
          </table:table-cell>
          <table:table-cell/>
          <table:table-cell office:value-type="float" office:value="-0.0893" calcext:value-type="float">
            <text:p>-0.0893</text:p>
          </table:table-cell>
          <table:table-cell table:formula="of:=-[.F67]+0.1964" office:value-type="float" office:value="0.2857" calcext:value-type="float">
            <text:p>0.2857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(NH4)2SO4</text:p>
          </table:table-cell>
          <table:table-cell/>
          <table:table-cell office:value-type="float" office:value="-0.7321" calcext:value-type="float">
            <text:p>-0.7321</text:p>
          </table:table-cell>
          <table:table-cell table:formula="of:=-[.F68]-0.5535" office:value-type="float" office:value="0.1786" calcext:value-type="float">
            <text:p>0.1786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(NH4)2SO4</text:p>
          </table:table-cell>
          <table:table-cell/>
          <table:table-cell office:value-type="float" office:value="-0.5178" calcext:value-type="float">
            <text:p>-0.5178</text:p>
          </table:table-cell>
          <table:table-cell table:formula="of:=-[.F69]-0.2857" office:value-type="float" office:value="0.2321" calcext:value-type="float">
            <text:p>0.2321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(NH4)2SO4</text:p>
          </table:table-cell>
          <table:table-cell/>
          <table:table-cell office:value-type="float" office:value="-0.8928" calcext:value-type="float">
            <text:p>-0.8928</text:p>
          </table:table-cell>
          <table:table-cell table:formula="of:=-[.F70]-0.6607" office:value-type="float" office:value="0.2321" calcext:value-type="float">
            <text:p>0.2321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(NH4)2SO4</text:p>
          </table:table-cell>
          <table:table-cell/>
          <table:table-cell office:value-type="float" office:value="-0.8571" calcext:value-type="float">
            <text:p>-0.8571</text:p>
          </table:table-cell>
          <table:table-cell table:formula="of:=-[.F71]-0.6428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(NH4)2SO4</text:p>
          </table:table-cell>
          <table:table-cell/>
          <table:table-cell office:value-type="float" office:value="-0.7678" calcext:value-type="float">
            <text:p>-0.7678</text:p>
          </table:table-cell>
          <table:table-cell table:formula="of:=-[.F72]-0.5535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(NH4)2SO4</text:p>
          </table:table-cell>
          <table:table-cell/>
          <table:table-cell office:value-type="float" office:value="-0.8393" calcext:value-type="float">
            <text:p>-0.8393</text:p>
          </table:table-cell>
          <table:table-cell table:formula="of:=-[.F73]-0.6071" office:value-type="float" office:value="0.2322" calcext:value-type="float">
            <text:p>0.2322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(NH4)2SO4</text:p>
          </table:table-cell>
          <table:table-cell/>
          <table:table-cell office:value-type="float" office:value="-1.1964" calcext:value-type="float">
            <text:p>-1.1964</text:p>
          </table:table-cell>
          <table:table-cell table:formula="of:=-[.F74]-0.9821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(NH4)2SO4</text:p>
          </table:table-cell>
          <table:table-cell/>
          <table:table-cell office:value-type="float" office:value="-1.1428" calcext:value-type="float">
            <text:p>-1.1428</text:p>
          </table:table-cell>
          <table:table-cell table:formula="of:=-[.F75]-0.9643" office:value-type="float" office:value="0.1785" calcext:value-type="float">
            <text:p>0.1785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(NH4)2SO4</text:p>
          </table:table-cell>
          <table:table-cell/>
          <table:table-cell office:value-type="float" office:value="-1.4286" calcext:value-type="float">
            <text:p>-1.4286</text:p>
          </table:table-cell>
          <table:table-cell table:style-name="ce5" table:formula="of:=-[.F76]-1.2321" office:value-type="float" office:value="0.1965" calcext:value-type="float">
            <text:p>0.1965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5" office:value-type="float" office:value="278.15" calcext:value-type="float">
            <text:p>278.15</text:p>
          </table:table-cell>
          <table:table-cell office:value-type="float" office:value="4.5" calcext:value-type="float">
            <text:p>4.5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2.2449" calcext:value-type="float">
            <text:p>-2.2449</text:p>
          </table:table-cell>
          <table:table-cell table:formula="of:=-[.F77]-2.0654" office:value-type="float" office:value="0.1795" calcext:value-type="float">
            <text:p>0.1795</text:p>
          </table:table-cell>
          <table:table-cell table:style-name="ce14" office:value-type="string" calcext:value-type="string" table:number-columns-spanned="1" table:number-rows-spanned="6">
            <text:p>NaAc 100 mM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15" office:value-type="float" office:value="288.15" calcext:value-type="float">
            <text:p>288.15</text:p>
          </table:table-cell>
          <table:table-cell office:value-type="float" office:value="4.5" calcext:value-type="float">
            <text:p>4.5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1.4622" calcext:value-type="float">
            <text:p>-1.4622</text:p>
          </table:table-cell>
          <table:table-cell table:formula="of:=-[.F78]-1.2827" office:value-type="float" office:value="0.1795" calcext:value-type="float">
            <text:p>0.1795</text:p>
          </table:table-cell>
          <table:covered-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5" calcext:value-type="float">
            <text:p>4.5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1.0571" calcext:value-type="float">
            <text:p>-1.0571</text:p>
          </table:table-cell>
          <table:table-cell table:formula="of:=-[.F79]-0.8821" office:value-type="float" office:value="0.175" calcext:value-type="float">
            <text:p>0.175</text:p>
          </table:table-cell>
          <table:covered-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35" office:value-type="float" office:value="308.15" calcext:value-type="float">
            <text:p>308.15</text:p>
          </table:table-cell>
          <table:table-cell office:value-type="float" office:value="4.5" calcext:value-type="float">
            <text:p>4.5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0.2882" calcext:value-type="float">
            <text:p>-0.2882</text:p>
          </table:table-cell>
          <table:table-cell table:formula="of:=-[.F80]-0.1086" office:value-type="float" office:value="0.1796" calcext:value-type="float">
            <text:p>0.1796</text:p>
          </table:table-cell>
          <table:covered-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5" calcext:value-type="float">
            <text:p>4.50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2.6731" calcext:value-type="float">
            <text:p>-2.6731</text:p>
          </table:table-cell>
          <table:table-cell table:formula="of:=-[.F81]-2.4981" office:value-type="float" office:value="0.175" calcext:value-type="float">
            <text:p>0.175</text:p>
          </table:table-cell>
          <table:covered-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2"/>
          <table:covered-table-cell table:style-name="Default"/>
          <table:table-cell table:style-name="Default"/>
          <table:table-cell table:number-columns-repeated="16368"/>
        </table:table-row>
        <table:table-row table:style-name="ro1">
          <table:table-cell table:formula="of:=[.$O$2]+50" office:value-type="float" office:value="323.15" calcext:value-type="float">
            <text:p>323.15</text:p>
          </table:table-cell>
          <table:table-cell office:value-type="float" office:value="4.5" calcext:value-type="float">
            <text:p>4.50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NaCl</text:p>
          </table:table-cell>
          <table:table-cell/>
          <table:table-cell office:value-type="float" office:value="-1.2412" calcext:value-type="float">
            <text:p>-1.2412</text:p>
          </table:table-cell>
          <table:table-cell table:formula="of:=-[.F82]-1.0709" office:value-type="float" office:value="0.1703" calcext:value-type="float">
            <text:p>0.1703</text:p>
          </table:table-cell>
          <table:covered-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2"/>
          <table:covered-table-cell table:style-name="Default"/>
          <table:table-cell table:style-name="Default"/>
          <table:table-cell table:number-columns-repeated="16368"/>
        </table:table-row>
        <table:table-row table:style-name="ro1">
          <table:table-cell table:formula="of:=[.$O$2]+3.5" office:value-type="float" office:value="276.65" calcext:value-type="float">
            <text:p>276.65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2.6639" calcext:value-type="float">
            <text:p>-2.6639</text:p>
          </table:table-cell>
          <table:table-cell table:formula="of:=-[.F83]-2.4751" office:value-type="float" office:value="0.1888" calcext:value-type="float">
            <text:p>0.1888</text:p>
          </table:table-cell>
          <table:table-cell table:style-name="ce14" office:value-type="string" calcext:value-type="string" table:number-columns-spanned="1" table:number-rows-spanned="4">
            <text:p>Na-PO4 600 mM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no</text:p>
          </table:table-cell>
          <table:table-cell table:style-name="ce12" office:value-type="string" calcext:value-type="string" table:number-columns-spanned="1" table:number-rows-spanned="20">
            <text:p><text:a xlink:href="https://doi.org/10.1016/S0022-0248(96)00455-1" xlink:type="simple">https://doi.org/10.1016/S0022-0248(96)00455-1</text:a></text:p>
          </table:table-cell>
          <table:table-cell table:style-name="ce20" office:value-type="string" calcext:value-type="string" table:number-columns-spanned="1" table:number-rows-spanned="20">
            <text:p>SLS, not normalized, I normalized here with HS 3.4 nm, I seems that the I strength for the Buffer was wrongly interpreted by the authors</text:p>
          </table:table-cell>
          <table:covered-table-cell/>
          <table:table-cell table:number-columns-repeated="16369"/>
        </table:table-row>
        <table:table-row table:style-name="ro1">
          <table:table-cell table:formula="of:=[.$O$2]+15" office:value-type="float" office:value="288.15" calcext:value-type="float">
            <text:p>288.15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.9779" calcext:value-type="float">
            <text:p>-1.9779</text:p>
          </table:table-cell>
          <table:table-cell table:formula="of:=-[.F84]-1.7937" office:value-type="float" office:value="0.1842" calcext:value-type="float">
            <text:p>0.1842</text:p>
          </table:table-cell>
          <table:covered-table-cell/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.7293" calcext:value-type="float">
            <text:p>-1.7293</text:p>
          </table:table-cell>
          <table:table-cell table:formula="of:=-[.F85]-1.5451" office:value-type="float" office:value="0.1842" calcext:value-type="float">
            <text:p>0.1842</text:p>
          </table:table-cell>
          <table:covered-table-cell/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35" office:value-type="float" office:value="308.15" calcext:value-type="float">
            <text:p>308.15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.0709" calcext:value-type="float">
            <text:p>-1.0709</text:p>
          </table:table-cell>
          <table:table-cell table:formula="of:=-[.F86]-0.8821" office:value-type="float" office:value="0.1888" calcext:value-type="float">
            <text:p>0.1888</text:p>
          </table:table-cell>
          <table:covered-table-cell/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Cl</text:p>
          </table:table-cell>
          <table:table-cell office:value-type="float" office:value="3.8144" calcext:value-type="float">
            <text:p>3.8144</text:p>
          </table:table-cell>
          <table:table-cell table:style-name="Default" table:formula="of:=[.E87]*10^-25/[.$P$2]" office:value-type="float" office:value="4.63373154078256" calcext:value-type="float">
            <text:p>4.63373154078256</text:p>
          </table:table-cell>
          <table:table-cell table:style-name="ce6"/>
          <table:table-cell table:style-name="ce14" office:value-type="string" calcext:value-type="string" table:number-columns-spanned="1" table:number-rows-spanned="12">
            <text:p>NaAc 40 mM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107+17-40" office:value-type="float" office:value="84" calcext:value-type="float">
            <text:p>84</text:p>
          </table:table-cell>
          <table:table-cell office:value-type="string" calcext:value-type="string">
            <text:p>NaCl</text:p>
          </table:table-cell>
          <table:table-cell office:value-type="float" office:value="1.0663" calcext:value-type="float">
            <text:p>1.0663</text:p>
          </table:table-cell>
          <table:table-cell table:style-name="Default" table:formula="of:=[.E88]*10^-25/[.$P$2]" office:value-type="float" office:value="1.29534079853619" calcext:value-type="float">
            <text:p>1.29534079853619</text:p>
          </table:table-cell>
          <table:table-cell/>
          <table:covered-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158 +17 + 17 - 40" office:value-type="float" office:value="152" calcext:value-type="float">
            <text:p>152</text:p>
          </table:table-cell>
          <table:table-cell office:value-type="string" calcext:value-type="string">
            <text:p>NaCl</text:p>
          </table:table-cell>
          <table:table-cell office:value-type="float" office:value="0.3152" calcext:value-type="float">
            <text:p>0.3152</text:p>
          </table:table-cell>
          <table:table-cell table:style-name="Default" table:formula="of:=[.E89]*10^-25/[.$P$2]" office:value-type="float" office:value="0.382904829502586" calcext:value-type="float">
            <text:p>0.382904829502586</text:p>
          </table:table-cell>
          <table:table-cell/>
          <table:covered-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183+17+17-40" office:value-type="float" office:value="177" calcext:value-type="float">
            <text:p>177</text:p>
          </table:table-cell>
          <table:table-cell office:value-type="string" calcext:value-type="string">
            <text:p>NaCl</text:p>
          </table:table-cell>
          <table:table-cell office:value-type="float" office:value="0.0414" calcext:value-type="float">
            <text:p>0.0414</text:p>
          </table:table-cell>
          <table:table-cell table:style-name="Default" table:formula="of:=[.E90]*10^-25/[.$P$2]" office:value-type="float" office:value="0.0502927028597939" calcext:value-type="float">
            <text:p>0.0502927028597939</text:p>
          </table:table-cell>
          <table:table-cell/>
          <table:covered-table-cell table:style-name="ce8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241-23" office:value-type="float" office:value="218" calcext:value-type="float">
            <text:p>218</text:p>
          </table:table-cell>
          <table:table-cell office:value-type="string" calcext:value-type="string">
            <text:p>NaCl</text:p>
          </table:table-cell>
          <table:table-cell office:value-type="float" office:value="-0.3387" calcext:value-type="float">
            <text:p>-0.3387</text:p>
          </table:table-cell>
          <table:table-cell table:style-name="Default" table:formula="of:=[.E91]*10^-25/[.$P$2]" office:value-type="float" office:value="-0.411452619773242" calcext:value-type="float">
            <text:p>-0.411452619773242</text:p>
          </table:table-cell>
          <table:table-cell table:style-name="Default"/>
          <table:covered-table-cell table:style-name="Default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301-23" office:value-type="float" office:value="278" calcext:value-type="float">
            <text:p>278</text:p>
          </table:table-cell>
          <table:table-cell office:value-type="string" calcext:value-type="string">
            <text:p>NaCl</text:p>
          </table:table-cell>
          <table:table-cell office:value-type="float" office:value="-0.4713" calcext:value-type="float">
            <text:p>-0.4713</text:p>
          </table:table-cell>
          <table:table-cell table:style-name="Default" table:formula="of:=[.E92]*10^-25/[.$P$2]" office:value-type="float" office:value="-0.5725350448749" calcext:value-type="float">
            <text:p>-0.5725350448749</text:p>
          </table:table-cell>
          <table:table-cell table:style-name="Default"/>
          <table:covered-table-cell table:style-name="Default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ce14"/>
          <table:covered-table-cell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384-23" office:value-type="float" office:value="361" calcext:value-type="float">
            <text:p>361</text:p>
          </table:table-cell>
          <table:table-cell office:value-type="string" calcext:value-type="string">
            <text:p>NaCl</text:p>
          </table:table-cell>
          <table:table-cell office:value-type="float" office:value="-0.5861" calcext:value-type="float">
            <text:p>-0.5861</text:p>
          </table:table-cell>
          <table:table-cell table:style-name="Default" table:formula="of:=[.E93]*10^-25/[.$P$2]" office:value-type="float" office:value="-0.71199403734602" calcext:value-type="float">
            <text:p>-0.71199403734602</text:p>
          </table:table-cell>
          <table:table-cell table:style-name="Default"/>
          <table:covered-table-cell table:style-name="Default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400-23" office:value-type="float" office:value="377" calcext:value-type="float">
            <text:p>377</text:p>
          </table:table-cell>
          <table:table-cell office:value-type="string" calcext:value-type="string">
            <text:p>NaCl</text:p>
          </table:table-cell>
          <table:table-cell office:value-type="float" office:value="-0.7452" calcext:value-type="float">
            <text:p>-0.7452</text:p>
          </table:table-cell>
          <table:table-cell table:style-name="Default" table:formula="of:=[.E94]*10^-25/[.$P$2]" office:value-type="float" office:value="-0.90526865147629" calcext:value-type="float">
            <text:p>-0.90526865147629</text:p>
          </table:table-cell>
          <table:table-cell table:style-name="Default"/>
          <table:covered-table-cell table:style-name="Default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425-23" office:value-type="float" office:value="402" calcext:value-type="float">
            <text:p>402</text:p>
          </table:table-cell>
          <table:table-cell office:value-type="string" calcext:value-type="string">
            <text:p>NaCl</text:p>
          </table:table-cell>
          <table:table-cell office:value-type="float" office:value="-0.6833" calcext:value-type="float">
            <text:p>-0.6833</text:p>
          </table:table-cell>
          <table:table-cell table:style-name="Default" table:formula="of:=[.E95]*10^-25/[.$P$2]" office:value-type="float" office:value="-0.830072557103797" calcext:value-type="float">
            <text:p>-0.830072557103797</text:p>
          </table:table-cell>
          <table:table-cell/>
          <table:covered-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597-23" office:value-type="float" office:value="574" calcext:value-type="float">
            <text:p>574</text:p>
          </table:table-cell>
          <table:table-cell office:value-type="string" calcext:value-type="string">
            <text:p>NaCl</text:p>
          </table:table-cell>
          <table:table-cell office:value-type="float" office:value="-1.187" calcext:value-type="float">
            <text:p>-1.187</text:p>
          </table:table-cell>
          <table:table-cell table:style-name="Default" table:formula="of:=[.E96]*10^-25/[.$P$2]" office:value-type="float" office:value="-1.44196710856462" calcext:value-type="float">
            <text:p>-1.44196710856462</text:p>
          </table:table-cell>
          <table:table-cell/>
          <table:covered-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 table:style-name="Default"/>
          <table:covered-table-cell table:number-columns-repeated="2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850-23" office:value-type="float" office:value="827" calcext:value-type="float">
            <text:p>827</text:p>
          </table:table-cell>
          <table:table-cell office:value-type="string" calcext:value-type="string">
            <text:p>NaCl</text:p>
          </table:table-cell>
          <table:table-cell office:value-type="float" office:value="-1.6995" calcext:value-type="float">
            <text:p>-1.6995</text:p>
          </table:table-cell>
          <table:table-cell table:style-name="Default" table:formula="of:=[.E97]*10^-25/[.$P$2]" office:value-type="float" office:value="-2.06455189638212" calcext:value-type="float">
            <text:p>-2.06455189638212</text:p>
          </table:table-cell>
          <table:table-cell/>
          <table:covered-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1102-23" office:value-type="float" office:value="1079" calcext:value-type="float">
            <text:p>1079</text:p>
          </table:table-cell>
          <table:table-cell office:value-type="string" calcext:value-type="string">
            <text:p>NaCl</text:p>
          </table:table-cell>
          <table:table-cell office:value-type="float" office:value="-2.3358" calcext:value-type="float">
            <text:p>-2.3358</text:p>
          </table:table-cell>
          <table:table-cell table:style-name="Default" table:formula="of:=[.E98]*10^-25/[.$P$2]" office:value-type="float" office:value="-2.8375288729446" calcext:value-type="float">
            <text:p>-2.8375288729446</text:p>
          </table:table-cell>
          <table:table-cell/>
          <table:covered-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7.4" calcext:value-type="float">
            <text:p>7.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Cl</text:p>
          </table:table-cell>
          <table:table-cell office:value-type="float" office:value="-0.6215" calcext:value-type="float">
            <text:p>-0.6215</text:p>
          </table:table-cell>
          <table:table-cell table:style-name="Default" table:formula="of:=[.E99]*10^-25/[.$P$2]" office:value-type="float" office:value="-0.754997942689901" calcext:value-type="float">
            <text:p>-0.754997942689901</text:p>
          </table:table-cell>
          <table:table-cell/>
          <table:table-cell table:style-name="ce14" office:value-type="string" calcext:value-type="string" table:number-columns-spanned="1" table:number-rows-spanned="4">
            <text:p>Na-PO4 40 mM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7.4" calcext:value-type="float">
            <text:p>7.40</text:p>
          </table:table-cell>
          <table:table-cell table:formula="of:=211-40+91" office:value-type="float" office:value="262" calcext:value-type="float">
            <text:p>262</text:p>
          </table:table-cell>
          <table:table-cell office:value-type="string" calcext:value-type="string">
            <text:p>NaCl</text:p>
          </table:table-cell>
          <table:table-cell office:value-type="float" office:value="-2.0353" calcext:value-type="float">
            <text:p>-2.0353</text:p>
          </table:table-cell>
          <table:table-cell table:style-name="Default" table:formula="of:=[.E100]*10^-25/[.$P$2]" office:value-type="float" office:value="-2.472481597356" calcext:value-type="float">
            <text:p>-2.472481597356</text:p>
          </table:table-cell>
          <table:table-cell/>
          <table:covered-table-cell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7.4" calcext:value-type="float">
            <text:p>7.40</text:p>
          </table:table-cell>
          <table:table-cell table:formula="of:=386-40+91" office:value-type="float" office:value="437" calcext:value-type="float">
            <text:p>437</text:p>
          </table:table-cell>
          <table:table-cell office:value-type="string" calcext:value-type="string">
            <text:p>NaCl</text:p>
          </table:table-cell>
          <table:table-cell office:value-type="float" office:value="-2.3711" calcext:value-type="float">
            <text:p>-2.3711</text:p>
          </table:table-cell>
          <table:table-cell table:style-name="Default" table:formula="of:=[.E101]*10^-25/[.$P$2]" office:value-type="float" office:value="-2.88041129832989" calcext:value-type="float">
            <text:p>-2.88041129832989</text:p>
          </table:table-cell>
          <table:table-cell/>
          <table:covered-table-cell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O$2]+25" office:value-type="float" office:value="298.15" calcext:value-type="float">
            <text:p>298.15</text:p>
          </table:table-cell>
          <table:table-cell office:value-type="float" office:value="7.4" calcext:value-type="float">
            <text:p>7.40</text:p>
          </table:table-cell>
          <table:table-cell table:formula="of:=500-40+91" office:value-type="float" office:value="551" calcext:value-type="float">
            <text:p>551</text:p>
          </table:table-cell>
          <table:table-cell office:value-type="string" calcext:value-type="string">
            <text:p>NaCl</text:p>
          </table:table-cell>
          <table:table-cell office:value-type="float" office:value="-2.4507" calcext:value-type="float">
            <text:p>-2.4507</text:p>
          </table:table-cell>
          <table:table-cell table:style-name="Default" table:formula="of:=[.E102]*10^-25/[.$P$2]" office:value-type="float" office:value="-2.97710934537432" calcext:value-type="float">
            <text:p>-2.97710934537432</text:p>
          </table:table-cell>
          <table:table-cell/>
          <table:covered-table-cell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style-name="ce14" table:formula="of:=7+273.15" office:value-type="float" office:value="280.15" calcext:value-type="float">
            <text:p>280.15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4" office:value-type="string" calcext:value-type="string" table:number-columns-spanned="1" table:number-rows-spanned="5">
            <text:p>Na-PO4 600 mM</text:p>
          </table:table-cell>
          <table:table-cell office:value-type="float" office:value="1486" calcext:value-type="float">
            <text:p>1486</text:p>
          </table:table-cell>
          <table:table-cell/>
          <table:table-cell table:style-name="ce20" office:value-type="string" calcext:value-type="string" table:number-columns-spanned="1" table:number-rows-spanned="5">
            <text:p>126 mg/ml, S(c,s)</text:p>
          </table:table-cell>
          <table:table-cell table:style-name="ce25" office:value-type="string" calcext:value-type="string" table:number-columns-spanned="1" table:number-rows-spanned="5">
            <text:p>https://doi.org/10.1063/1.471843</text:p>
          </table:table-cell>
          <table:table-cell table:style-name="ce20" office:value-type="string" calcext:value-type="string" table:number-columns-spanned="1" table:number-rows-spanned="5">
            <text:p>It seems again there is a confusion between Ionic strength and buffer concentration. Also model results Yukawa potential, Ornstein-Zernike (OZ), Hypernetted chain (HNC).</text:p>
          </table:table-cell>
          <table:table-cell table:number-columns-repeated="16370"/>
        </table:table-row>
        <table:table-row table:style-name="ro1">
          <table:table-cell table:style-name="ce14" table:formula="of:=14+273.15" office:value-type="float" office:value="287.15" calcext:value-type="float">
            <text:p>287.15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covered-table-cell/>
          <table:table-cell office:value-type="float" office:value="1486" calcext:value-type="float">
            <text:p>1486</text:p>
          </table:table-cell>
          <table:table-cell/>
          <table:covered-table-cell table:style-name="ce14"/>
          <table:covered-table-cell table:number-columns-repeated="2"/>
          <table:table-cell table:number-columns-repeated="16370"/>
        </table:table-row>
        <table:table-row table:style-name="ro1">
          <table:table-cell table:style-name="ce14" table:formula="of:=21+273.15" office:value-type="float" office:value="294.15" calcext:value-type="float">
            <text:p>294.15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covered-table-cell/>
          <table:table-cell office:value-type="float" office:value="1486" calcext:value-type="float">
            <text:p>1486</text:p>
          </table:table-cell>
          <table:table-cell/>
          <table:covered-table-cell table:style-name="ce14"/>
          <table:covered-table-cell table:number-columns-repeated="2"/>
          <table:table-cell table:number-columns-repeated="16370"/>
        </table:table-row>
        <table:table-row table:style-name="ro1">
          <table:table-cell table:style-name="ce14" table:formula="of:=28+273.15" office:value-type="float" office:value="301.15" calcext:value-type="float">
            <text:p>301.15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covered-table-cell/>
          <table:table-cell office:value-type="float" office:value="1486" calcext:value-type="float">
            <text:p>1486</text:p>
          </table:table-cell>
          <table:table-cell/>
          <table:covered-table-cell table:style-name="ce14"/>
          <table:covered-table-cell table:number-columns-repeated="2"/>
          <table:table-cell table:number-columns-repeated="16370"/>
        </table:table-row>
        <table:table-row table:style-name="ro1">
          <table:table-cell table:style-name="ce14" table:formula="of:=35+273.15" office:value-type="float" office:value="308.15" calcext:value-type="float">
            <text:p>308.15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covered-table-cell/>
          <table:table-cell office:value-type="float" office:value="1486" calcext:value-type="float">
            <text:p>1486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4" table:formula="of:=15+273.15" office:value-type="float" office:value="288.15" calcext:value-type="float">
            <text:p>288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table:style-name="Default" office:value-type="float" office:value="-1.9252" calcext:value-type="float">
            <text:p>-1.9252</text:p>
          </table:table-cell>
          <table:table-cell table:style-name="ce6" table:formula="of:=-[.F108]-1.6581" office:value-type="float" office:value="0.2671" calcext:value-type="float">
            <text:p>0.2671</text:p>
          </table:table-cell>
          <table:table-cell table:style-name="ce14" office:value-type="string" calcext:value-type="string" table:number-columns-spanned="1" table:number-rows-spanned="17">
            <text:p>NaAc 50 mM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0" office:value-type="string" calcext:value-type="string" table:number-columns-spanned="1" table:number-rows-spanned="6">
            <text:p><text:s/>I(q) at 40 mg/ml</text:p>
          </table:table-cell>
          <table:table-cell table:style-name="ce14" office:value-type="string" calcext:value-type="string" table:number-columns-spanned="1" table:number-rows-spanned="17">
            <text:p>https://doi.org/10.1063/5.0088601</text:p>
          </table:table-cell>
          <table:table-cell table:style-name="ce20" office:value-type="string" calcext:value-type="string" table:number-columns-spanned="1" table:number-rows-spanned="17">
            <text:p>Form factor P(Q) analysis conclude insensitive to both temperature changes and guanidine concentration</text:p>
          </table:table-cell>
          <table:table-cell table:number-columns-repeated="16370"/>
        </table:table-row>
        <table:table-row table:style-name="ro1">
          <table:table-cell table:style-name="ce14" table:formula="of:=20+273.15" office:value-type="float" office:value="293.15" calcext:value-type="float">
            <text:p>293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table:style-name="Default" office:value-type="float" office:value="-1.6261" calcext:value-type="float">
            <text:p>-1.6261</text:p>
          </table:table-cell>
          <table:table-cell table:style-name="ce6" table:formula="of:=-[.F109]-1.3697" office:value-type="float" office:value="0.2564" calcext:value-type="float">
            <text:p>0.2564</text:p>
          </table:table-cell>
          <table:covered-table-cell table:style-name="ce14"/>
          <table:table-cell office:value-type="float" office:value="19" calcext:value-type="float">
            <text:p>19</text:p>
          </table:table-cell>
          <table:table-cell/>
          <table:covered-table-cell table:style-name="ce20"/>
          <table:covered-table-cell table:number-columns-repeated="2"/>
          <table:table-cell table:number-columns-repeated="16370"/>
        </table:table-row>
        <table:table-row table:style-name="ro1">
          <table:table-cell table:style-name="ce14" table:formula="of:=25+273.15" office:value-type="float" office:value="298.15" calcext:value-type="float">
            <text:p>298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table:style-name="Default" office:value-type="float" office:value="-1.3376" calcext:value-type="float">
            <text:p>-1.3376</text:p>
          </table:table-cell>
          <table:table-cell table:style-name="ce6" table:formula="of:=-[.F110]-1.0705" office:value-type="float" office:value="0.2671" calcext:value-type="float">
            <text:p>0.2671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14"/>
          <table:covered-table-cell table:number-columns-repeated="2"/>
          <table:table-cell table:number-columns-repeated="16370"/>
        </table:table-row>
        <table:table-row table:style-name="ro1">
          <table:table-cell table:style-name="ce14" table:formula="of:=30+273.15" office:value-type="float" office:value="303.15" calcext:value-type="float">
            <text:p>303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table:style-name="Default" office:value-type="float" office:value="-1.0812" calcext:value-type="float">
            <text:p>-1.0812</text:p>
          </table:table-cell>
          <table:table-cell table:style-name="ce6" table:formula="of:=-[.F111]-0.8141" office:value-type="float" office:value="0.2671" calcext:value-type="float">
            <text:p>0.2671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14"/>
          <table:covered-table-cell table:number-columns-repeated="2"/>
          <table:table-cell table:number-columns-repeated="16370"/>
        </table:table-row>
        <table:table-row table:style-name="ro1">
          <table:table-cell table:style-name="ce14" table:formula="of:=35+273.15" office:value-type="float" office:value="308.15" calcext:value-type="float">
            <text:p>308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table:style-name="Default" office:value-type="float" office:value="-1.0171" calcext:value-type="float">
            <text:p>-1.0171</text:p>
          </table:table-cell>
          <table:table-cell table:style-name="ce6" table:formula="of:=-[.F112]-0.782" office:value-type="float" office:value="0.2351" calcext:value-type="float">
            <text:p>0.2351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14"/>
          <table:covered-table-cell table:number-columns-repeated="2"/>
          <table:table-cell table:number-columns-repeated="16370"/>
        </table:table-row>
        <table:table-row table:style-name="ro1">
          <table:table-cell table:style-name="ce14" table:formula="of:=40+273.15" office:value-type="float" office:value="313.15" calcext:value-type="float">
            <text:p>313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table:style-name="Default" office:value-type="float" office:value="-0.9637" calcext:value-type="float">
            <text:p>-0.9637</text:p>
          </table:table-cell>
          <table:table-cell table:style-name="ce6" table:formula="of:=-[.F113]-0.7179" office:value-type="float" office:value="0.2458" calcext:value-type="float">
            <text:p>0.2458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4" table:formula="of:=20+273.15" office:value-type="float" office:value="293.15" calcext:value-type="float">
            <text:p>293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table:style-name="Default" office:value-type="float" office:value="-1.6846" calcext:value-type="float">
            <text:p>-1.6846</text:p>
          </table:table-cell>
          <table:table-cell table:style-name="ce6" table:formula="of:=-[.F114]-1.4231" office:value-type="float" office:value="0.2615" calcext:value-type="float">
            <text:p>0.2615</text:p>
          </table:table-cell>
          <table:covered-table-cell table:style-name="ce14"/>
          <table:table-cell office:value-type="float" office:value="19" calcext:value-type="float">
            <text:p>19</text:p>
          </table:table-cell>
          <table:table-cell/>
          <table:table-cell table:style-name="ce20" office:value-type="string" calcext:value-type="string" table:number-columns-spanned="1" table:number-rows-spanned="6">
            <text:p><text:s/>I(q) at 80 mg/m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14" table:formula="of:=25+273.15" office:value-type="float" office:value="298.15" calcext:value-type="float">
            <text:p>298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table:style-name="Default" office:value-type="float" office:value="-1.5231" calcext:value-type="float">
            <text:p>-1.5231</text:p>
          </table:table-cell>
          <table:table-cell table:style-name="ce6" table:formula="of:=-[.F115]-1.2538" office:value-type="float" office:value="0.2693" calcext:value-type="float">
            <text:p>0.2693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20"/>
          <table:covered-table-cell table:number-columns-repeated="2"/>
          <table:table-cell table:number-columns-repeated="16370"/>
        </table:table-row>
        <table:table-row table:style-name="ro1">
          <table:table-cell table:style-name="ce14" table:formula="of:=30+273.15" office:value-type="float" office:value="303.15" calcext:value-type="float">
            <text:p>303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table:style-name="Default" office:value-type="float" office:value="-1.3308" calcext:value-type="float">
            <text:p>-1.3308</text:p>
          </table:table-cell>
          <table:table-cell table:style-name="ce6" table:formula="of:=-[.F116]-1.0615" office:value-type="float" office:value="0.2693" calcext:value-type="float">
            <text:p>0.2693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14"/>
          <table:covered-table-cell table:number-columns-repeated="2"/>
          <table:table-cell table:number-columns-repeated="16370"/>
        </table:table-row>
        <table:table-row table:style-name="ro1">
          <table:table-cell table:style-name="ce14" table:formula="of:=35+273.15" office:value-type="float" office:value="308.15" calcext:value-type="float">
            <text:p>308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table:style-name="Default" office:value-type="float" office:value="-1.1615" calcext:value-type="float">
            <text:p>-1.1615</text:p>
          </table:table-cell>
          <table:table-cell table:style-name="ce6" table:formula="of:=-[.F117]-0.8846" office:value-type="float" office:value="0.2769" calcext:value-type="float">
            <text:p>0.2769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14"/>
          <table:covered-table-cell table:number-columns-repeated="2"/>
          <table:table-cell table:number-columns-repeated="16370"/>
        </table:table-row>
        <table:table-row table:style-name="ro1">
          <table:table-cell table:style-name="ce14" table:formula="of:=40+273.15" office:value-type="float" office:value="313.15" calcext:value-type="float">
            <text:p>313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table:style-name="Default" office:value-type="float" office:value="-1.0692" calcext:value-type="float">
            <text:p>-1.0692</text:p>
          </table:table-cell>
          <table:table-cell table:style-name="ce6" table:formula="of:=-[.F118]-0.8" office:value-type="float" office:value="0.2692" calcext:value-type="float">
            <text:p>0.2692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14"/>
          <table:covered-table-cell table:number-columns-repeated="2"/>
          <table:table-cell table:number-columns-repeated="16370"/>
        </table:table-row>
        <table:table-row table:style-name="ro1">
          <table:table-cell table:style-name="ce14" table:formula="of:=45+273.15" office:value-type="float" office:value="318.15" calcext:value-type="float">
            <text:p>318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table:style-name="Default" office:value-type="float" office:value="-1.0692" calcext:value-type="float">
            <text:p>-1.0692</text:p>
          </table:table-cell>
          <table:table-cell table:style-name="ce6" table:formula="of:=-[.F119]-0.7923" office:value-type="float" office:value="0.2769" calcext:value-type="float">
            <text:p>0.2769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4" table:formula="of:=25+273.15" office:value-type="float" office:value="298.15" calcext:value-type="float">
            <text:p>298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table:style-name="Default" office:value-type="float" office:value="-1.39" calcext:value-type="float">
            <text:p>-1.39</text:p>
          </table:table-cell>
          <table:table-cell table:style-name="ce6" table:formula="of:=-[.F120]-1.12" office:value-type="float" office:value="0.27" calcext:value-type="float">
            <text:p>0.27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table-cell table:style-name="ce20" office:value-type="string" calcext:value-type="string" table:number-columns-spanned="1" table:number-rows-spanned="5">
            <text:p><text:s/>I(q) at 84 mg/m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14" table:formula="of:=30+273.15" office:value-type="float" office:value="303.15" calcext:value-type="float">
            <text:p>303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table:style-name="Default" office:value-type="float" office:value="-1.18" calcext:value-type="float">
            <text:p>-1.18</text:p>
          </table:table-cell>
          <table:table-cell table:style-name="ce6" table:formula="of:=-[.F121]-0.9" office:value-type="float" office:value="0.28" calcext:value-type="float">
            <text:p>0.28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20"/>
          <table:covered-table-cell table:number-columns-repeated="2"/>
          <table:table-cell table:number-columns-repeated="16370"/>
        </table:table-row>
        <table:table-row table:style-name="ro1">
          <table:table-cell table:style-name="ce14" table:formula="of:=35+273.15" office:value-type="float" office:value="308.15" calcext:value-type="float">
            <text:p>308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table:style-name="Default" office:value-type="float" office:value="-0.99" calcext:value-type="float">
            <text:p>-0.99</text:p>
          </table:table-cell>
          <table:table-cell table:style-name="ce6" table:formula="of:=-[.F122]-0.73" office:value-type="float" office:value="0.26" calcext:value-type="float">
            <text:p>0.26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14"/>
          <table:covered-table-cell table:number-columns-repeated="2"/>
          <table:table-cell table:number-columns-repeated="16370"/>
        </table:table-row>
        <table:table-row table:style-name="ro1">
          <table:table-cell table:style-name="ce14" table:formula="of:=40+273.15" office:value-type="float" office:value="313.15" calcext:value-type="float">
            <text:p>313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table:style-name="Default" office:value-type="float" office:value="-0.86" calcext:value-type="float">
            <text:p>-0.86</text:p>
          </table:table-cell>
          <table:table-cell table:style-name="ce6" table:formula="of:=-[.F123]-0.59" office:value-type="float" office:value="0.27" calcext:value-type="float">
            <text:p>0.27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14"/>
          <table:covered-table-cell table:number-columns-repeated="2"/>
          <table:table-cell table:number-columns-repeated="16370"/>
        </table:table-row>
        <table:table-row table:style-name="ro1">
          <table:table-cell table:style-name="ce14" table:formula="of:=45+273.15" office:value-type="float" office:value="318.15" calcext:value-type="float">
            <text:p>318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/>
          <table:table-cell table:style-name="Default" office:value-type="float" office:value="-0.91" calcext:value-type="float">
            <text:p>-0.91</text:p>
          </table:table-cell>
          <table:table-cell table:style-name="ce6" table:formula="of:=-[.F124]-0.65" office:value-type="float" office:value="0.26" calcext:value-type="float">
            <text:p>0.26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14"/>
          <table:covered-table-cell table:number-columns-repeated="2"/>
          <table:table-cell table:number-columns-repeated="16370"/>
        </table:table-row>
        <table:table-row table:style-name="ro1">
          <table:table-cell table:number-columns-repeated="16383"/>
        </table:table-row>
        <table:table-row table:style-name="ro1" table:number-rows-repeated="9">
          <table:table-cell table:number-columns-repeated="16383"/>
        </table:table-row>
        <table:table-row table:style-name="ro1" table:number-rows-repeated="1048441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crystallins_3L1F(E)_1BLB_1AMM" table:style-name="ta1">
        <table:table-column table:style-name="co13" table:default-cell-style-name="ce29"/>
        <table:table-column table:style-name="co1" table:default-cell-style-name="ce29"/>
        <table:table-column table:style-name="co14" table:default-cell-style-name="ce29"/>
        <table:table-column table:style-name="co3" table:default-cell-style-name="ce29"/>
        <table:table-column table:style-name="co14" table:default-cell-style-name="ce29"/>
        <table:table-column table:style-name="co3" table:number-columns-repeated="3" table:default-cell-style-name="ce29"/>
        <table:table-column table:style-name="co15" table:default-cell-style-name="ce29"/>
        <table:table-column table:style-name="co16" table:default-cell-style-name="ce29"/>
        <table:table-column table:style-name="co3" table:default-cell-style-name="ce29"/>
        <table:table-column table:style-name="co17" table:default-cell-style-name="ce29"/>
        <table:table-column table:style-name="co18" table:default-cell-style-name="ce29"/>
        <table:table-column table:style-name="co3" table:number-columns-repeated="3" table:default-cell-style-name="ce29"/>
        <table:table-column table:style-name="co3" table:default-cell-style-name="Default"/>
        <table:table-column table:style-name="co3" table:number-columns-repeated="16367" table:default-cell-style-name="ce29"/>
        <table:table-row table:style-name="ro1"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T</text:p>
          </table:table-cell>
          <table:table-cell table:style-name="ce30" office:value-type="string" calcext:value-type="string">
            <text:p>pH</text:p>
          </table:table-cell>
          <table:table-cell table:style-name="ce28" office:value-type="string" calcext:value-type="string">
            <text:p>c_salt [mM]</text:p>
          </table:table-cell>
          <table:table-cell table:style-name="ce28" office:value-type="string" calcext:value-type="string">
            <text:p>Salt</text:p>
          </table:table-cell>
          <table:table-cell table:style-name="ce28" office:value-type="string" calcext:value-type="string">
            <text:p>B2 [m3]</text:p>
          </table:table-cell>
          <table:table-cell table:style-name="ce28" office:value-type="string" calcext:value-type="string">
            <text:p>b2/bHS</text:p>
          </table:table-cell>
          <table:table-cell table:style-name="ce28" office:value-type="string" calcext:value-type="string">
            <text:p>b2 SD</text:p>
          </table:table-cell>
          <table:table-cell table:style-name="ce28" office:value-type="string" calcext:value-type="string">
            <text:p>Buffer</text:p>
          </table:table-cell>
          <table:table-cell table:style-name="ce28" office:value-type="string" calcext:value-type="string">
            <text:p>Cb [mM]</text:p>
          </table:table-cell>
          <table:table-cell table:style-name="ce28" office:value-type="string" calcext:value-type="string">
            <text:p>Additives</text:p>
          </table:table-cell>
          <table:table-cell table:style-name="ce28" office:value-type="string" calcext:value-type="string">
            <text:p>SAXS data</text:p>
          </table:table-cell>
          <table:table-cell table:style-name="ce28" office:value-type="string" calcext:value-type="string">
            <text:p>Reference</text:p>
          </table:table-cell>
          <table:table-cell table:style-name="ce28" office:value-type="string" calcext:value-type="string">
            <text:p>Comments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eta</text:p>
          </table:table-cell>
          <table:table-cell table:style-name="ce14" table:formula="of:=22+273.15" office:value-type="float" office:value="295.15" calcext:value-type="float">
            <text:p>295.15</text:p>
          </table:table-cell>
          <table:table-cell table:style-name="ce31" office:value-type="float" office:value="6.8" calcext:value-type="float">
            <text:p>6.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KCl </text:p>
          </table:table-cell>
          <table:table-cell table:style-name="ce20" office:value-type="string" calcext:value-type="string" table:number-columns-spanned="1" table:number-rows-spanned="2">
            <text:p>B2 should be extracted from Pi vs C plot. </text:p>
          </table:table-cell>
          <table:table-cell table:style-name="ce14" table:number-columns-repeated="2"/>
          <table:table-cell table:style-name="ce14" office:value-type="string" calcext:value-type="string" table:number-columns-spanned="1" table:number-rows-spanned="7">
            <text:p>Na-PO4 10 mM</text:p>
          </table:table-cell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2mM DTT</text:p>
          </table:table-cell>
          <table:table-cell table:style-name="ce14"/>
          <table:table-cell table:style-name="ce21" office:value-type="string" calcext:value-type="string" table:number-columns-spanned="1" table:number-rows-spanned="7">
            <text:p>https://link.springer.com/article/10.1007/BF00195438</text:p>
          </table:table-cell>
          <table:table-cell table:style-name="ce20" table:number-columns-spanned="1" table:number-rows-spanned="7"/>
          <table:table-cell table:number-columns-repeated="16370"/>
        </table:table-row>
        <table:table-row table:style-name="ro2">
          <table:table-cell office:value-type="string" calcext:value-type="string">
            <text:p>Beta</text:p>
          </table:table-cell>
          <table:table-cell table:style-name="ce14" office:value-type="float" office:value="295.15" calcext:value-type="float">
            <text:p>295.15</text:p>
          </table:table-cell>
          <table:table-cell table:style-name="ce31" office:value-type="float" office:value="6.8" calcext:value-type="float">
            <text:p>6.80</text:p>
          </table:table-cell>
          <table:table-cell table:style-name="ce14" table:formula="of:=150-18" office:value-type="float" office:value="132" calcext:value-type="float">
            <text:p>132</text:p>
          </table:table-cell>
          <table:table-cell table:style-name="ce14" office:value-type="string" calcext:value-type="string">
            <text:p>KCl </text:p>
          </table:table-cell>
          <table:covered-table-cell table:style-name="ce14"/>
          <table:table-cell table:style-name="ce14" table:number-columns-repeated="2"/>
          <table:covered-table-cell table:style-name="ce14"/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2mM DTT, 1mM EGTA, 3mM NaN3, PMSF</text:p>
          </table:table-cell>
          <table:table-cell table:style-name="ce20" office:value-type="string" calcext:value-type="string">
            <text:p>I(c,s) at different protein concentration 10, 109, 167, 246, 379 mg/ml. </text:p>
          </table:table-cell>
          <table:covered-table-cell table:style-name="ce42"/>
          <table:covered-table-cell table:style-name="ce14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4" table:formula="of:=7+273.15" office:value-type="float" office:value="280.15" calcext:value-type="float">
            <text:p>280.15</text:p>
          </table:table-cell>
          <table:table-cell table:style-name="ce31" office:value-type="float" office:value="6.8" calcext:value-type="float">
            <text:p>6.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KCl </text:p>
          </table:table-cell>
          <table:table-cell table:style-name="ce14" table:number-columns-repeated="3"/>
          <table:covered-table-cell table:style-name="ce14"/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2mM DTT</text:p>
          </table:table-cell>
          <table:table-cell table:style-name="ce20" office:value-type="string" calcext:value-type="string" table:number-columns-spanned="1" table:number-rows-spanned="4">
            <text:p>I(c,s) at different protein concentration 89, 152 and 364 mg/ml. </text:p>
          </table:table-cell>
          <table:covered-table-cell table:style-name="ce42"/>
          <table:covered-table-cell table:style-name="ce14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4" table:formula="of:=14+273.15" office:value-type="float" office:value="287.15" calcext:value-type="float">
            <text:p>287.15</text:p>
          </table:table-cell>
          <table:table-cell table:style-name="ce31" office:value-type="float" office:value="6.8" calcext:value-type="float">
            <text:p>6.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KCl </text:p>
          </table:table-cell>
          <table:table-cell table:style-name="ce14" table:number-columns-repeated="3"/>
          <table:covered-table-cell table:style-name="ce14"/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2mM DTT</text:p>
          </table:table-cell>
          <table:covered-table-cell table:style-name="ce20"/>
          <table:covered-table-cell table:style-name="ce42"/>
          <table:covered-table-cell table:style-name="ce14"/>
          <table:table-cell table:number-columns-repeated="16370"/>
        </table:table-row>
        <table:table-row table:style-name="ro2">
          <table:table-cell office:value-type="string" calcext:value-type="string">
            <text:p>Gamma</text:p>
          </table:table-cell>
          <table:table-cell table:style-name="ce14" table:formula="of:=22+273.15" office:value-type="float" office:value="295.15" calcext:value-type="float">
            <text:p>295.15</text:p>
          </table:table-cell>
          <table:table-cell table:style-name="ce31" office:value-type="float" office:value="6.8" calcext:value-type="float">
            <text:p>6.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KCl </text:p>
          </table:table-cell>
          <table:table-cell table:style-name="ce20" office:value-type="string" calcext:value-type="string">
            <text:p>B2 should be extracted from Pi vs C plot. </text:p>
          </table:table-cell>
          <table:table-cell table:style-name="ce14" table:number-columns-repeated="2"/>
          <table:covered-table-cell table:style-name="ce14"/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2mM DTT</text:p>
          </table:table-cell>
          <table:covered-table-cell table:style-name="ce20"/>
          <table:covered-table-cell table:style-name="ce42"/>
          <table:covered-table-cell table:style-name="ce14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4" table:formula="of:=31+273.15" office:value-type="float" office:value="304.15" calcext:value-type="float">
            <text:p>304.15</text:p>
          </table:table-cell>
          <table:table-cell table:style-name="ce31" office:value-type="float" office:value="6.8" calcext:value-type="float">
            <text:p>6.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KCl </text:p>
          </table:table-cell>
          <table:table-cell table:style-name="ce14" table:number-columns-repeated="3"/>
          <table:covered-table-cell table:style-name="ce14"/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2mM DTT</text:p>
          </table:table-cell>
          <table:covered-table-cell table:style-name="ce20"/>
          <table:covered-table-cell table:style-name="ce42"/>
          <table:covered-table-cell table:style-name="ce14"/>
          <table:table-cell table:number-columns-repeated="16370"/>
        </table:table-row>
        <table:table-row table:style-name="ro2">
          <table:table-cell office:value-type="string" calcext:value-type="string">
            <text:p>Gamma</text:p>
          </table:table-cell>
          <table:table-cell table:style-name="ce14" office:value-type="float" office:value="295.15" calcext:value-type="float">
            <text:p>295.15</text:p>
          </table:table-cell>
          <table:table-cell table:style-name="ce31" office:value-type="float" office:value="6.8" calcext:value-type="float">
            <text:p>6.80</text:p>
          </table:table-cell>
          <table:table-cell table:style-name="ce14" table:formula="of:=150-18" office:value-type="float" office:value="132" calcext:value-type="float">
            <text:p>132</text:p>
          </table:table-cell>
          <table:table-cell table:style-name="ce14" office:value-type="string" calcext:value-type="string">
            <text:p>KCl </text:p>
          </table:table-cell>
          <table:table-cell table:style-name="ce20" office:value-type="string" calcext:value-type="string">
            <text:p>B2 should be extracted from Pi vs C plot. </text:p>
          </table:table-cell>
          <table:table-cell table:style-name="ce14" table:number-columns-repeated="2"/>
          <table:covered-table-cell table:style-name="ce14"/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2mM DTT, 1mM EGTA, 3mM NaN3, PMSF</text:p>
          </table:table-cell>
          <table:table-cell table:style-name="ce14"/>
          <table:covered-table-cell table:style-name="ce42"/>
          <table:covered-table-cell table:style-name="ce14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4" table:formula="of:=10+273.15" office:value-type="float" office:value="283.15" calcext:value-type="float">
            <text:p>283.15</text:p>
          </table:table-cell>
          <table:table-cell table:style-name="ce31" office:value-type="float" office:value="7.06" calcext:value-type="float">
            <text:p>7.06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4"/>
          <table:table-cell table:style-name="ce14" office:value-type="string" calcext:value-type="string" table:number-columns-spanned="1" table:number-rows-spanned="5">
            <text:p>Na-PO4 50 mM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 table:number-columns-spanned="1" table:number-rows-spanned="5">
            <text:p>162 mg/ml, </text:p>
            <text:p>I(c,s) and S(c,s)</text:p>
          </table:table-cell>
          <table:table-cell table:style-name="ce42" office:value-type="string" calcext:value-type="string" table:number-columns-spanned="1" table:number-rows-spanned="14">
            <text:p><text:a xlink:href="https://doi.org/10.1063/1.471843" xlink:type="simple">https://doi.org/10.1063/1.471843</text:a></text:p>
          </table:table-cell>
          <table:table-cell table:style-name="ce33" office:value-type="string" calcext:value-type="string" table:number-columns-spanned="1" table:number-rows-spanned="14">
            <text:p>It seems again there is a confusion between Ionic strength and buffer concentration. Also model results Yukawa potential, Ornstein-Zernike (OZ), Hypernetted chain (HNC).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4" table:formula="of:=15+273.15" office:value-type="float" office:value="288.15" calcext:value-type="float">
            <text:p>288.15</text:p>
          </table:table-cell>
          <table:table-cell table:style-name="ce31" office:value-type="float" office:value="7.06" calcext:value-type="float">
            <text:p>7.06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4"/>
          <table:covered-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covered-table-cell table:style-name="ce14"/>
          <table:covered-table-cell table:style-name="ce42"/>
          <table:covered-table-cell table:style-name="ce14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4" table:formula="of:=20+273.15" office:value-type="float" office:value="293.15" calcext:value-type="float">
            <text:p>293.15</text:p>
          </table:table-cell>
          <table:table-cell table:style-name="ce31" office:value-type="float" office:value="7.06" calcext:value-type="float">
            <text:p>7.06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4"/>
          <table:covered-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covered-table-cell table:style-name="ce14"/>
          <table:covered-table-cell table:style-name="ce42"/>
          <table:covered-table-cell table:style-name="ce14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4" table:formula="of:=25+273.15" office:value-type="float" office:value="298.15" calcext:value-type="float">
            <text:p>298.15</text:p>
          </table:table-cell>
          <table:table-cell table:style-name="ce31" office:value-type="float" office:value="7.06" calcext:value-type="float">
            <text:p>7.06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4"/>
          <table:covered-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covered-table-cell table:style-name="ce14"/>
          <table:covered-table-cell table:style-name="ce42"/>
          <table:covered-table-cell table:style-name="ce14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4" table:formula="of:=30+273.15" office:value-type="float" office:value="303.15" calcext:value-type="float">
            <text:p>303.15</text:p>
          </table:table-cell>
          <table:table-cell table:style-name="ce31" office:value-type="float" office:value="7.06" calcext:value-type="float">
            <text:p>7.06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4"/>
          <table:covered-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covered-table-cell table:style-name="ce14"/>
          <table:covered-table-cell table:style-name="ce42"/>
          <table:covered-table-cell table:style-name="ce14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4" table:formula="of:=10+273.15" office:value-type="float" office:value="283.15" calcext:value-type="float">
            <text:p>283.15</text:p>
          </table:table-cell>
          <table:table-cell table:style-name="ce31" office:value-type="float" office:value="7.06" calcext:value-type="float">
            <text:p>7.06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4"/>
          <table:table-cell table:style-name="ce14" office:value-type="string" calcext:value-type="string" table:number-columns-spanned="1" table:number-rows-spanned="4">
            <text:p>Na-PO4 50 mM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 table:number-columns-spanned="1" table:number-rows-spanned="4">
            <text:p>120 mg/ml, S(c,s)</text:p>
          </table:table-cell>
          <table:covered-table-cell table:style-name="ce42"/>
          <table:covered-table-cell table:style-name="ce14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4" table:formula="of:=15+273.15" office:value-type="float" office:value="288.15" calcext:value-type="float">
            <text:p>288.15</text:p>
          </table:table-cell>
          <table:table-cell table:style-name="ce31" office:value-type="float" office:value="7.06" calcext:value-type="float">
            <text:p>7.06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4"/>
          <table:covered-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covered-table-cell table:style-name="ce14"/>
          <table:covered-table-cell table:style-name="ce42"/>
          <table:covered-table-cell table:style-name="ce14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4" table:formula="of:=20+273.15" office:value-type="float" office:value="293.15" calcext:value-type="float">
            <text:p>293.15</text:p>
          </table:table-cell>
          <table:table-cell table:style-name="ce31" office:value-type="float" office:value="7.06" calcext:value-type="float">
            <text:p>7.06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4"/>
          <table:covered-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covered-table-cell table:style-name="ce14"/>
          <table:covered-table-cell table:style-name="ce42"/>
          <table:covered-table-cell table:style-name="ce14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4" table:formula="of:=30+273.15" office:value-type="float" office:value="303.15" calcext:value-type="float">
            <text:p>303.15</text:p>
          </table:table-cell>
          <table:table-cell table:style-name="ce31" office:value-type="float" office:value="7.06" calcext:value-type="float">
            <text:p>7.06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4"/>
          <table:covered-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covered-table-cell table:style-name="ce14"/>
          <table:covered-table-cell table:style-name="ce42"/>
          <table:covered-table-cell table:style-name="ce14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4" table:formula="of:=10+273.15" office:value-type="float" office:value="283.15" calcext:value-type="float">
            <text:p>283.15</text:p>
          </table:table-cell>
          <table:table-cell table:style-name="ce31" office:value-type="float" office:value="6.02" calcext:value-type="float">
            <text:p>6.02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4"/>
          <table:table-cell table:style-name="ce20" office:value-type="string" calcext:value-type="string" table:number-columns-spanned="1" table:number-rows-spanned="5">
            <text:p>MES (No conc specified)</text:p>
          </table:table-cell>
          <table:table-cell table:style-name="ce14" table:number-columns-repeated="2"/>
          <table:table-cell table:style-name="ce14" office:value-type="string" calcext:value-type="string" table:number-columns-spanned="1" table:number-rows-spanned="5">
            <text:p>150 mg/ml, S(c,s)</text:p>
          </table:table-cell>
          <table:covered-table-cell table:style-name="ce42"/>
          <table:covered-table-cell table:style-name="ce14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4" table:formula="of:=15+273.15" office:value-type="float" office:value="288.15" calcext:value-type="float">
            <text:p>288.15</text:p>
          </table:table-cell>
          <table:table-cell table:style-name="ce31" office:value-type="float" office:value="6.02" calcext:value-type="float">
            <text:p>6.02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4"/>
          <table:covered-table-cell table:style-name="ce14"/>
          <table:table-cell table:style-name="ce14" table:number-columns-repeated="2"/>
          <table:covered-table-cell table:style-name="ce14"/>
          <table:covered-table-cell table:style-name="ce42"/>
          <table:covered-table-cell table:style-name="ce14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4" table:formula="of:=20+273.15" office:value-type="float" office:value="293.15" calcext:value-type="float">
            <text:p>293.15</text:p>
          </table:table-cell>
          <table:table-cell table:style-name="ce31" office:value-type="float" office:value="6.02" calcext:value-type="float">
            <text:p>6.02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4"/>
          <table:covered-table-cell table:style-name="ce14"/>
          <table:table-cell table:style-name="ce14" table:number-columns-repeated="2"/>
          <table:covered-table-cell table:style-name="ce14"/>
          <table:covered-table-cell table:style-name="ce42"/>
          <table:covered-table-cell table:style-name="ce14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4" table:formula="of:=25+273.15" office:value-type="float" office:value="298.15" calcext:value-type="float">
            <text:p>298.15</text:p>
          </table:table-cell>
          <table:table-cell table:style-name="ce31" office:value-type="float" office:value="6.02" calcext:value-type="float">
            <text:p>6.02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4"/>
          <table:covered-table-cell table:style-name="ce14"/>
          <table:table-cell table:style-name="ce14" table:number-columns-repeated="2"/>
          <table:covered-table-cell table:style-name="ce14"/>
          <table:covered-table-cell table:style-name="ce42"/>
          <table:covered-table-cell table:style-name="ce14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14" table:formula="of:=30+273.15" office:value-type="float" office:value="303.15" calcext:value-type="float">
            <text:p>303.15</text:p>
          </table:table-cell>
          <table:table-cell table:style-name="ce31" office:value-type="float" office:value="6.02" calcext:value-type="float">
            <text:p>6.02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4"/>
          <table:covered-table-cell table:style-name="ce14"/>
          <table:table-cell table:style-name="ce14" table:number-columns-repeated="2"/>
          <table:covered-table-cell table:style-name="ce14"/>
          <table:covered-table-cell table:style-name="ce42"/>
          <table:covered-table-cell table:style-name="ce14"/>
          <table:table-cell table:number-columns-repeated="16370"/>
        </table:table-row>
        <table:table-row table:style-name="ro1" table:number-rows-repeated="9">
          <table:table-cell/>
          <table:table-cell table:style-name="ce14"/>
          <table:table-cell table:style-name="ce31"/>
          <table:table-cell table:style-name="ce14" table:number-columns-repeated="9"/>
          <table:table-cell table:style-name="ce42"/>
          <table:table-cell table:style-name="ce14"/>
          <table:table-cell table:number-columns-repeated="16370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dditional_refs" table:style-name="ta1">
        <table:table-column table:style-name="co19" table:default-cell-style-name="ce44"/>
        <table:table-column table:style-name="co20" table:default-cell-style-name="ce45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Article</text:p>
          </table:table-cell>
        </table:table-row>
        <table:table-row table:style-name="ro1">
          <table:table-cell table:style-name="Default" office:value-type="string" calcext:value-type="string">
            <text:p>https://pubs.acs.org/doi/10.1021/acs.jpclett.6b01714</text:p>
          </table:table-cell>
          <table:table-cell table:style-name="Default" office:value-type="string" calcext:value-type="string">
            <text:p>Second Virial Coefficient As Determined from Protein Phase Behavior</text:p>
          </table:table-cell>
        </table:table-row>
        <table:table-row table:style-name="ro1">
          <table:table-cell office:value-type="string" calcext:value-type="string">
            <text:p><text:a xlink:href="https://doi.org/10.1063/5.0128643" xlink:type="simple">https://doi.org/10.1063/5.0128643</text:a> </text:p>
          </table:table-cell>
          <table:table-cell table:style-name="Default" office:value-type="string" calcext:value-type="string">
            <text:p>Phase separation and dynamical arrest of protein solutions dominated by short-range attractions</text:p>
          </table:table-cell>
        </table:table-row>
        <table:table-row table:style-name="ro1">
          <table:table-cell table:style-name="Default" office:value-type="string" calcext:value-type="string">
            <text:p>https://pubs.acs.org/doi/10.1021/acs.jpcb.8b10868</text:p>
          </table:table-cell>
          <table:table-cell table:style-name="Default" office:value-type="string" calcext:value-type="string">
            <text:p>Controlling Phase Separation of Lysozyme with Polyvalent Anions</text:p>
          </table:table-cell>
        </table:table-row>
        <table:table-row table:style-name="ro1">
          <table:table-cell table:style-name="Default" office:value-type="string" calcext:value-type="string">
            <text:p>https://pubs.acs.org/doi/10.1021/acs.jpclett.7b00658</text:p>
          </table:table-cell>
          <table:table-cell table:style-name="Default" office:value-type="string" calcext:value-type="string">
            <text:p>Crowding-Controlled Cluster Size in Concentrated Aqueous Protein Solutions: Structure, Self- and Collective Diffusion</text:p>
          </table:table-cell>
        </table:table-row>
        <table:table-row table:style-name="ro3">
          <table:table-cell office:value-type="string" calcext:value-type="string">
            <text:p><text:a xlink:href="https://doi.org/10.1016/0022-0248(96)00359-4" xlink:type="simple">https://doi.org/10.1016/0022-0248(96)00359-4</text:a></text:p>
          </table:table-cell>
          <table:table-cell office:value-type="string" calcext:value-type="string">
            <text:p>Protein interactions as seen by solution X-ray scattering prior to crystallogenesis</text:p>
          </table:table-cell>
        </table:table-row>
        <table:table-row table:style-name="ro3">
          <table:table-cell office:value-type="string" calcext:value-type="string">
            <text:p><text:a xlink:href="https://doi.org/10.1073/pnas.1406990111" xlink:type="simple">https://doi.org/10.1073/pnas.1406990111</text:a></text:p>
          </table:table-cell>
          <table:table-cell office:value-type="string" calcext:value-type="string">
            <text:p>Hard sphere-like glass transition in eye lens α-crystallin solutions</text:p>
          </table:table-cell>
        </table:table-row>
        <table:table-row table:style-name="ro3">
          <table:table-cell office:value-type="string" calcext:value-type="string">
            <text:p><text:a xlink:href="https://doi.org/10.1016/j.cocis.2004.05.014" xlink:type="simple">https://doi.org/10.1016/j.cocis.2004.05.014</text:a></text:p>
          </table:table-cell>
          <table:table-cell office:value-type="string" calcext:value-type="string">
            <text:p>The Hofmeister effect as seen by SAXS in protein solutions</text:p>
          </table:table-cell>
        </table:table-row>
        <table:table-row table:style-name="ro3">
          <table:table-cell office:value-type="string" calcext:value-type="string">
            <text:p><text:a xlink:href="https://doi.org/10.1063/1.470904" xlink:type="simple">https://doi.org/10.1063/1.470904</text:a> </text:p>
          </table:table-cell>
          <table:table-cell office:value-type="string" calcext:value-type="string">
            <text:p>Static structure factor and collective diffusion of globular proteins in concentrated aqueous solution</text:p>
          </table:table-cell>
        </table:table-row>
        <table:table-row table:style-name="ro3">
          <table:table-cell office:value-type="string" calcext:value-type="string">
            <text:p><text:a xlink:href="https://doi.org/10.1063/1.2168451" xlink:type="simple">https://doi.org/10.1063/1.2168451</text:a> </text:p>
          </table:table-cell>
          <table:table-cell office:value-type="string" calcext:value-type="string">
            <text:p>Liquid-liquid phase separation and static light scattering of concentrated ternary mixtures of bovine </text:p>
          </table:table-cell>
        </table:table-row>
        <table:table-row table:style-name="ro3">
          <table:table-cell table:style-name="Default" office:value-type="string" calcext:value-type="string">
            <text:p>https://www.cell.com/biophysj/fulltext/S0006-3495(20)30861-4</text:p>
          </table:table-cell>
          <table:table-cell office:value-type="string" calcext:value-type="string">
            <text:p>Crowding in the Eye Lens: Modeling the Multisubunit Protein β-Crystallin with a Colloidal Approach</text:p>
          </table:table-cell>
        </table:table-row>
        <table:table-row table:style-name="ro4">
          <table:table-cell table:style-name="Default" office:value-type="string" calcext:value-type="string">
            <text:p>https://www.cell.com/biophysj/fulltext/S0006-3495(94)80862-8</text:p>
          </table:table-cell>
          <table:table-cell office:value-type="string" calcext:value-type="string">
            <text:p>Light scattering by bovine alpha-crystallin proteins in solution: hydrodynamic structure and interparticle interaction</text:p>
          </table:table-cell>
        </table:table-row>
        <table:table-row table:style-name="ro4">
          <table:table-cell table:style-name="Default" office:value-type="string" calcext:value-type="string">
            <text:p>https://pubs.rsc.org/en/content/articlehtml/2014/cp/c4cp03606a</text:p>
          </table:table-cell>
          <table:table-cell office:value-type="string" calcext:value-type="string">
            <text:p>Model-potential-free analysis of small angle scattering of proteins in solution: insights into solvent effects on protein–protein interaction<text:a xlink:href="https://pubs.rsc.org/en/content/articlehtml/2014/cp/c4cp03606a#fn1" xlink:type="simple">†</text:a></text:p>
          </table:table-cell>
        </table:table-row>
        <table:table-row table:style-name="ro4">
          <table:table-cell table:style-name="Default" office:value-type="string" calcext:value-type="string">
            <text:p>https://www.sciencedirect.com/science/article/pii/S0167732214001159</text:p>
          </table:table-cell>
          <table:table-cell office:value-type="string" calcext:value-type="string">
            <text:p>A model-free method for extracting interaction potential between protein molecules using small-angle X-ray scattering</text:p>
          </table:table-cell>
        </table:table-row>
        <table:table-row table:style-name="ro3">
          <table:table-cell office:value-type="string" calcext:value-type="string">
            <text:p><text:a xlink:href="https://doi.org/10.1111/j.1432-1033.1997.0415a.x" xlink:type="simple">https://doi.org/10.1111/j.1432-1033.1997.0415a.x</text:a></text:p>
          </table:table-cell>
          <table:table-cell office:value-type="string" calcext:value-type="string">
            <text:p>A Small-Angle Neutron Scattering Study of γ-Crystallins Near Their Isoelectric Point</text:p>
          </table:table-cell>
        </table:table-row>
        <table:table-row table:style-name="ro3">
          <table:table-cell office:value-type="string" calcext:value-type="string">
            <text:p><text:a xlink:href="https://doi.org/10.1016/S0378-4347(00)00220-6" xlink:type="simple">https://doi.org/10.1016/S0378-4347(00)00220-6</text:a></text:p>
          </table:table-cell>
          <table:table-cell office:value-type="string" calcext:value-type="string">
            <text:p>Cold cataracts: a naturally occurring aqueous two-phase syst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0T09:03:32.224501574</meta:creation-date>
    <dc:date>2026-03-23T18:17:30.851629997</dc:date>
    <meta:editing-duration>PT17H19M6S</meta:editing-duration>
    <meta:editing-cycles>14</meta:editing-cycles>
    <meta:generator>LibreOffice/7.4.7.2$Linux_X86_64 LibreOffice_project/40$Build-2</meta:generator>
    <meta:document-statistic meta:table-count="3" meta:cell-count="1155" meta:object-count="0"/>
  </office:meta>
</office:document-meta>
</file>